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35e4f" officeooo:paragraph-rsid="00335e4f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ae4" officeooo:paragraph-rsid="0031173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5f76d" officeooo:paragraph-rsid="0045f76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c0208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officeooo:paragraph-rsid="003ef7e2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" officeooo:rsid="004387ab" officeooo:paragraph-rsid="004387ab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fo:font-weight="normal" officeooo:rsid="003ef7e2" officeooo:paragraph-rsid="00453f98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" fo:font-weight="normal" officeooo:rsid="003ef7e2" officeooo:paragraph-rsid="003ef7e2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weight="normal" officeooo:rsid="004042b8" officeooo:paragraph-rsid="004042b8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042b8" officeooo:paragraph-rsid="004042b8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53f98" officeooo:paragraph-rsid="00453f98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italic" fo:font-weight="normal" officeooo:rsid="004042b8" officeooo:paragraph-rsid="004042b8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3ef7e2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4042b8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41582d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41d75d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4233be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43e658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428d9e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4387ab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41d75d" officeooo:paragraph-rsid="0041d75d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4233be" officeooo:paragraph-rsid="004233be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4233be" officeooo:paragraph-rsid="0043e658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428d9e" officeooo:paragraph-rsid="00428d9e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428d9e" officeooo:paragraph-rsid="0043e658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43c85d" officeooo:paragraph-rsid="0043c85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fo:font-weight="normal" officeooo:rsid="003ef7e2" style:font-size-asian="12pt" style:font-weight-asian="normal" style:font-size-complex="12pt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2de971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3ef7e2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41d75d" style:font-size-asian="12pt" style:font-weight-asian="bold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3ef7e2" style:font-size-asian="12pt" style:font-size-complex="12pt"/>
    </style:style>
    <style:style style:name="T10" style:family="text">
      <style:text-properties fo:font-size="12pt" officeooo:rsid="00453f98" style:font-size-asian="12pt" style:font-size-complex="12pt"/>
    </style:style>
    <style:style style:name="T11" style:family="text">
      <style:text-properties fo:font-size="12pt" officeooo:rsid="004d056b" style:font-size-asian="12pt" style:font-size-complex="12pt"/>
    </style:style>
    <style:style style:name="T12" style:family="text">
      <style:text-properties fo:font-size="12pt" officeooo:rsid="004e4e52" style:font-size-asian="12pt" style:font-size-complex="12pt"/>
    </style:style>
    <style:style style:name="T13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4042b8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3ef7e2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41d75d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4233be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428d9e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4387ab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43e658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weight="normal" officeooo:rsid="00453f98" style:font-size-asian="12pt" style:font-weight-asian="normal" style:font-size-complex="12pt" style:font-weight-complex="normal"/>
    </style:style>
    <style:style style:name="T22" style:family="text">
      <style:text-properties style:font-name="DejaVu Sans Condensed" fo:font-size="12pt" fo:font-weight="normal" officeooo:rsid="0049806d" style:font-size-asian="12pt" style:font-weight-asian="normal" style:font-size-complex="12pt" style:font-weight-complex="normal"/>
    </style:style>
    <style:style style:name="T23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4042b8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3ef7e2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41582d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41d75d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4233be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43e658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428d9e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43785f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4387ab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4b09e8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weight="bold" officeooo:rsid="005083f4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fo:font-weight="bold" officeooo:rsid="0052b278" style:font-size-asian="12pt" style:font-weight-asian="bold" style:font-size-complex="12pt" style:font-weight-complex="bold"/>
    </style:style>
    <style:style style:name="T38" style:family="text">
      <style:text-properties style:font-name="DejaVu Sans Condensed" officeooo:rsid="003ef7e2"/>
    </style:style>
    <style:style style:name="T39" style:family="text">
      <style:text-properties style:font-name="DejaVu Sans Condensed" fo:font-weight="bold" officeooo:rsid="003ef7e2" style:font-weight-asian="bold" style:font-weight-complex="bold"/>
    </style:style>
    <style:style style:name="T40" style:family="text">
      <style:text-properties style:font-name="DejaVu Sans Condensed" fo:font-weight="normal" officeooo:rsid="003ef7e2" style:font-weight-asian="normal" style:font-weight-complex="normal"/>
    </style:style>
    <style:style style:name="T41" style:family="text">
      <style:text-properties officeooo:rsid="004f958e"/>
    </style:style>
    <style:style style:name="T42" style:family="text">
      <style:text-properties officeooo:rsid="00515e1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4">2</text:span><text:span text:style-name="T36">0</text:span><text:span text:style-name="T34">1</text:span><text:span text:style-name="T33"> - </text:span><text:span text:style-name="T37">Ground - </text:span><text:span text:style-name="T35">Cold Start</text:span></text:p>
      <text:p text:style-name="P2"/>
      <text:p text:style-name="P1">Cold Start Checklist<text:span text:style-name="T42"> -- (Autostart takes 1m50s)</text:span></text:p>
      <text:list xml:id="list249774004" text:style-name="L1">
        <text:list-item>
          <text:p text:style-name="P6"><text:span text:style-name="T5">C</text:span><text:span text:style-name="T6">anopy</text:span><text:span text:style-name="T3"> ... </text:span><text:span text:style-name="T6">Close and lock</text:span><text:span text:style-name="T3"> (</text:span><text:span text:style-name="T6">T7 up 2x</text:span><text:span text:style-name="T3">)</text:span></text:p>
        </text:list-item>
        <text:list-item>
          <text:p text:style-name="P14"><text:span text:style-name="T39">Main Battery </text:span><text:span text:style-name="T40">Switch</text:span><text:span text:style-name="T38"> ... </text:span><text:span text:style-name="T39">ON</text:span><text:span text:style-name="T38"> (right console vertical panel)</text:span></text:p>
        </text:list-item>
        <text:list-item>
          <text:p text:style-name="P7"><text:span text:style-name="T1">Audio Warning </text:span><text:span text:style-name="T2">Switch</text:span> ... <text:span text:style-name="T1">ON</text:span> (right console forward, outboard)</text:p>
        </text:list-item>
        <text:list-item>
          <text:p text:style-name="P7"><text:span text:style-name="T1">Audio Warning Reset</text:span> ... <text:span text:style-name="T1">Press to silence</text:span> warning (left instrument panel top)</text:p>
        </text:list-item>
        <text:list-item>
          <text:p text:style-name="P8"><text:span text:style-name="T10">If Special tab checkbox for </text:span><text:span text:style-name="T11">ACLM </text:span><text:span text:style-name="T10">alignment is checked</text:span><text:span text:style-name="T12">??</text:span><text:span text:style-name="T10">, </text:span><text:span text:style-name="T4">INS Mode Selector knob</text:span><text:span text:style-name="T8"> ... </text:span><text:span text:style-name="T7">NAV</text:span><text:span text:style-name="T8"> (right console middle)</text:span></text:p>
        </text:list-item>
        <text:list-item>
          <text:p text:style-name="P8"><text:span text:style-name="T10">If not checked, s</text:span><text:span text:style-name="T8">tart INS alignment:</text:span></text:p>
          <text:list>
            <text:list-item>
              <text:p text:style-name="P9"><text:span text:style-name="T4">INS Mode Selector </text:span><text:span text:style-name="T8">knob ... </text:span><text:span text:style-name="T4">STBY</text:span><text:span text:style-name="T8"> (right console middle)</text:span></text:p>
            </text:list-item>
            <text:list-item>
              <text:p text:style-name="P11">Open kneeboard and turn to the page with Initial Position, or get position from F10 map (DD MM.MM format, LAlt-Y to change format)</text:p>
            </text:list-item>
            <text:list-item>
              <text:p text:style-name="P10"><text:span text:style-name="T4">INS Parameter Selector </text:span><text:span text:style-name="T8">knob ... </text:span><text:span text:style-name="T4">L/G</text:span><text:span text:style-name="T8"> (right console front)</text:span></text:p>
            </text:list-item>
            <text:list-item>
              <text:p text:style-name="P10"><text:span text:style-name="T8">Press </text:span><text:span text:style-name="T4">1</text:span><text:span text:style-name="T8"> on keypad for latitude field, then </text:span><text:span text:style-name="T4">2</text:span><text:span text:style-name="T8"> for N or </text:span><text:span text:style-name="T4">8</text:span><text:span text:style-name="T8"> for S, then enter latitude in DD MM</text:span><text:span text:style-name="T9">.</text:span><text:span text:style-name="T8">MM format, then </text:span><text:span text:style-name="T4">INS Enter</text:span><text:span text:style-name="T8"> button.</text:span></text:p>
            </text:list-item>
            <text:list-item>
              <text:p text:style-name="P15"><text:span text:style-name="T14">Press </text:span><text:span text:style-name="T24">4</text:span><text:span text:style-name="T14"> on keypad for longitude field, then </text:span><text:span text:style-name="T24">4</text:span><text:span text:style-name="T14"> for W or </text:span><text:span text:style-name="T24">6</text:span><text:span text:style-name="T14"> for E, then enter longitude in DDD MM</text:span><text:span text:style-name="T15">.</text:span><text:span text:style-name="T14">MM format, then </text:span><text:span text:style-name="T24">INS Enter</text:span><text:span text:style-name="T14"> button.</text:span></text:p>
            </text:list-item>
            <text:list-item>
              <text:p text:style-name="P10"><text:span text:style-name="T4">INS Parameter Selector</text:span><text:span text:style-name="T8"> knob ... </text:span><text:span text:style-name="T4">ALT</text:span><text:span text:style-name="T8"> (right console front)</text:span></text:p>
            </text:list-item>
            <text:list-item>
              <text:p text:style-name="P11">Enter altitude in feet (left display) or meters (right display):</text:p>
              <text:p text:style-name="P13">Feet:</text:p>
              <text:list>
                <text:list-item>
                  <text:p text:style-name="P10"><text:span text:style-name="T8">Press </text:span><text:span text:style-name="T4">1</text:span><text:span text:style-name="T8"> to select left display, then </text:span><text:span text:style-name="T4">1</text:span><text:span text:style-name="T8"> for positive altitude or </text:span><text:span text:style-name="T4">7</text:span><text:span text:style-name="T8"> for negative, then enter altitude in NNNNN format, then </text:span><text:span text:style-name="T4">INS Enter</text:span><text:span text:style-name="T8"> button.</text:span></text:p>
                </text:list-item>
              </text:list>
              <text:p text:style-name="P13">Meters:</text:p>
              <text:list>
                <text:list-item text:start-value="1">
                  <text:p text:style-name="P10"><text:span text:style-name="T8">Press </text:span><text:span text:style-name="T4">3</text:span><text:span text:style-name="T8"> to select left display, then </text:span><text:span text:style-name="T4">3</text:span><text:span text:style-name="T8"> for positive altitude or </text:span><text:span text:style-name="T4">9</text:span><text:span text:style-name="T8"> for negative, then enter altitude in NNNN format, then </text:span><text:span text:style-name="T4">INS Enter</text:span><text:span text:style-name="T8"> button.</text:span></text:p>
                </text:list-item>
              </text:list>
            </text:list-item>
            <text:list-item>
              <text:p text:style-name="P16"><text:span text:style-name="T25">INS Mode Selector</text:span><text:span text:style-name="T15"> knob ... </text:span><text:span text:style-name="T26">ALN</text:span><text:span text:style-name="T15"> (right console middle)</text:span></text:p>
            </text:list-item>
            <text:list-item>
              <text:p text:style-name="P22"><text:span text:style-name="T25">V</text:span><text:span text:style-name="T23">alidate Data Entry</text:span><text:span text:style-name="T13"> button ... </text:span><text:span text:style-name="T23">Press</text:span><text:span text:style-name="T13"> (lights up after turning to ALN) (right console front)</text:span></text:p>
            </text:list-item>
            <text:list-item>
              <text:p text:style-name="P17"><text:span text:style-name="T25">I</text:span><text:span text:style-name="T27">NS Operational Mode</text:span><text:span text:style-name="T16"> knob ... </text:span><text:span text:style-name="T27">STS</text:span><text:span text:style-name="T16"> (right console middle)</text:span></text:p>
            </text:list-item>
            <text:list-item>
              <text:p text:style-name="P22"><text:span text:style-name="T15">D</text:span><text:span text:style-name="T13">isplays now show alignment progress: Phase 1-5, seconds remaining for phase, total % remaining.</text:span></text:p>
            </text:list-item>
            <text:list-item>
              <text:p text:style-name="P22"><text:span text:style-name="T13">When right display shows </text:span><text:span text:style-name="T23">000</text:span><text:span text:style-name="T13">, alignment is complete.</text:span></text:p>
            </text:list-item>
            <text:list-item>
              <text:p text:style-name="P22"><text:span text:style-name="T25">I</text:span><text:span text:style-name="T23">NS Operational Mode</text:span><text:span text:style-name="T13"> knob ... </text:span><text:span text:style-name="T23">N</text:span><text:span text:style-name="T13"> (right console middle)</text:span></text:p>
            </text:list-item>
            <text:list-item>
              <text:p text:style-name="P17"><text:span text:style-name="T25">INS Mode Selector</text:span><text:span text:style-name="T15"> knob ... </text:span><text:span text:style-name="T27">NAV</text:span><text:span text:style-name="T15"> (right console middle)</text:span></text:p>
            </text:list-item>
          </text:list>
        </text:list-item>
        <text:list-item>
          <text:p text:style-name="P22"><text:span text:style-name="T25">E</text:span><text:span text:style-name="T23">mergency Hydraulic Pump</text:span><text:span text:style-name="T13"> switch ... </text:span><text:span text:style-name="T23">ON</text:span><text:span text:style-name="T13"> (right console front, outboard)</text:span></text:p>
        </text:list-item>
        <text:list-item>
          <text:p text:style-name="P12">Start engine (right console rear)<text:span text:style-name="T41">:</text:span></text:p>
          <text:list>
            <text:list-item>
              <text:p text:style-name="P18"><text:span text:style-name="T28">Fuel Cutoff Switch</text:span><text:span text:style-name="T17"> ... </text:span><text:span text:style-name="T28">ON</text:span><text:span text:style-name="T17"> (right, and cover closed)</text:span></text:p>
            </text:list-item>
            <text:list-item>
              <text:p text:style-name="P23"><text:span text:style-name="T23">Engine Fuel Left and Right Boost Pump</text:span><text:span text:style-name="T13"> switches ... </text:span><text:span text:style-name="T23">ON</text:span><text:span text:style-name="T13"> (right)</text:span></text:p>
            </text:list-item>
            <text:list-item>
              <text:p text:style-name="P23"><text:span text:style-name="T23">Starter Fuel Pump</text:span><text:span text:style-name="T13"> switch ... </text:span><text:span text:style-name="T23">ON</text:span><text:span text:style-name="T13"> (right)</text:span></text:p>
            </text:list-item>
            <text:list-item>
              <text:p text:style-name="P24"><text:span text:style-name="T23">Engine Start Switch</text:span><text:span text:style-name="T13"> Cover ... </text:span><text:span text:style-name="T23">Open</text:span></text:p>
            </text:list-item>
            <text:list-item>
              <text:p text:style-name="P25"><text:span text:style-name="T23">Ensure throttle is at full back position</text:span><text:span text:style-name="T13"> </text:span><text:span text:style-name="T21">(</text:span><text:span text:style-name="T13">press </text:span><text:span text:style-name="T21">red</text:span><text:span text:style-name="T13"> </text:span><text:span text:style-name="T23">Engine Shutdown Button</text:span><text:span text:style-name="T13"> on throttle track to set full back</text:span><text:span text:style-name="T21">)</text:span></text:p>
            </text:list-item>
            <text:list-item>
              <text:p text:style-name="P26"><text:span text:style-name="T23">Engine Start Switch</text:span><text:span text:style-name="T13"> ... </text:span><text:span text:style-name="T23">P</text:span><text:span text:style-name="T29">ress</text:span><text:span text:style-name="T20">, engine will start</text:span></text:p>
            </text:list-item>
            <text:list-item>
              <text:p text:style-name="P25"><text:span text:style-name="T13">When engine RPM is at least </text:span><text:span text:style-name="T23">10%</text:span><text:span text:style-name="T13">, move throttle forward past idle detent, then back to idle.</text:span></text:p>
            </text:list-item>
            <text:list-item>
              <text:p text:style-name="P19"><text:span text:style-name="T28">Engine Start Switch</text:span><text:span text:style-name="T17"> Cover ... </text:span><text:span text:style-name="T30">Closed</text:span></text:p>
            </text:list-item>
            <text:list-item>
              <text:p text:style-name="P20"><text:span text:style-name="T18">When engine RPM is at least </text:span><text:span text:style-name="T30">60%</text:span><text:span text:style-name="T18">, </text:span><text:span text:style-name="T28">Starter Fuel Pump</text:span><text:span text:style-name="T17"> switch ... </text:span><text:span text:style-name="T28">O</text:span><text:span text:style-name="T30">FF</text:span><text:span text:style-name="T17"> (</text:span><text:span text:style-name="T18">left</text:span><text:span text:style-name="T17">)</text:span></text:p>
            </text:list-item>
          </text:list>
        </text:list-item>
        <text:list-item>
          <text:p text:style-name="P25"><text:span text:style-name="T23">HUD Power switch</text:span><text:span text:style-name="T13"> ... </text:span><text:span text:style-name="T23">ON</text:span><text:span text:style-name="T13"> (middle position) (UFC, under overhang)</text:span></text:p>
        </text:list-item>
        <text:list-item>
          <text:p text:style-name="P25"><text:span text:style-name="T23">VTB Power switch</text:span><text:span text:style-name="T13"> ... </text:span><text:span text:style-name="T23">ON</text:span><text:span text:style-name="T13"> (lower right of radar screen)</text:span></text:p>
        </text:list-item>
        <text:list-item>
          <text:p text:style-name="P25"><text:span text:style-name="T23">Radar Power Selector knob</text:span><text:span text:style-name="T13"> ... </text:span><text:span text:style-name="T23">WARM UP</text:span><text:span text:style-name="T13"> </text:span><text:span text:style-name="T22">(takes 3 mins) </text:span><text:span text:style-name="T13">(left console outboard of throttle track)</text:span></text:p>
        </text:list-item>
        <text:list-item>
          <text:p text:style-name="P21"><text:span text:style-name="T31">P</text:span><text:span text:style-name="T32">itot Heat Switch</text:span><text:span text:style-name="T19"> ... </text:span><text:span text:style-name="T32">ON and cover closed</text:span><text:span text:style-name="T19"> (right console forward, outboard)</text:span></text:p>
        </text:list-item>
        <text:list-item>
          <text:p text:style-name="P27"><text:span text:style-name="T23">Backup Gyro switch</text:span><text:span text:style-name="T13"> ... </text:span><text:span text:style-name="T23">Energized</text:span><text:span text:style-name="T13"> (middle position) (right console middle, outboard)</text:span></text:p>
        </text:list-item>
        <text:list-item>
          <text:p text:style-name="P27"><text:span text:style-name="T23">Backup ADI</text:span><text:span text:style-name="T13"> ... </text:span><text:span text:style-name="T23">Uncage and set to center</text:span><text:span text:style-name="T13"> (left instrument panel)</text:span></text:p>
        </text:list-item>
        <text:list-item>
          <text:p text:style-name="P27"><text:span text:style-name="T23">Wheel chocks</text:span><text:span text:style-name="T13"> ... </text:span><text:span text:style-name="T23">Remove</text:span><text:span text:style-name="T13"> (ground crew menu, open canopy first)</text:span></text:p>
        </text:list-item>
      </text:list>
      <text:p text:style-name="P3"/>
      <text:p text:style-name="P4">Proceed with regular pre-flight checklist on next pa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17T12:32:48.411000000</dc:date>
    <meta:editing-duration>PT9H40M11S</meta:editing-duration>
    <meta:editing-cycles>59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5" meta:word-count="552" meta:character-count="3091" meta:non-whitespace-character-count="2624"/>
  </office:meta>
</office:document-meta>
</file>